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E900000C0236CA5FF8.svm"/>
  <manifest:file-entry manifest:media-type="" manifest:full-path="Pictures/200000070000524600003B1F1BE69D87.svm"/>
  <manifest:file-entry manifest:media-type="" manifest:full-path="Pictures/200000070000612C00003BF34F7CB290.svm"/>
  <manifest:file-entry manifest:media-type="" manifest:full-path="Pictures/2000000700005A8E000074818C0D1F88.svm"/>
  <manifest:file-entry manifest:media-type="" manifest:full-path="Pictures/200000070000521C00003ACB83C3A45F.svm"/>
  <manifest:file-entry manifest:media-type="" manifest:full-path="Pictures/200000070000667600003AA026CA2D3C.svm"/>
  <manifest:file-entry manifest:media-type="" manifest:full-path="Pictures/2000000700005A0F00003ACBD3599D61.svm"/>
  <manifest:file-entry manifest:media-type="" manifest:full-path="Pictures/2000000700006C6A00003ACBAAFAF8D2.svm"/>
  <manifest:file-entry manifest:media-type="" manifest:full-path="Pictures/200000070000615600003B1FA461A8C5.svm"/>
  <manifest:file-entry manifest:media-type="" manifest:full-path="Pictures/200000070000537200003D4683B85D2B.svm"/>
  <manifest:file-entry manifest:media-type="" manifest:full-path="Pictures/2000000700006E1200003A76538A4A9B.svm"/>
  <manifest:file-entry manifest:media-type="" manifest:full-path="Pictures/20000007000052C500003B4AF04EA129.svm"/>
  <manifest:file-entry manifest:media-type="" manifest:full-path="Pictures/200000070000618000003AF55DCB66E0.svm"/>
  <manifest:file-entry manifest:media-type="" manifest:full-path="Pictures/200000070000566800003D709993A17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kub Nowak, Informatyka, rok 1, numer albumu:180503</text:p>
      <text:p text:style-name="P1">Wykonałem projekt w języku java na 3 punktów, mój program zawiera:</text:p>
      <text:p text:style-name="P1">- Implementacja świata gry i jego wizualizacji.</text:p>
      <text:p text:style-name="P1">- Implementacja wszystkich obowiązkowych gatunków zwierząt, bez rozmnażania. <text:s/></text:p>
      <text:p text:style-name="P1">- Implementacja wszystkich gatunków roślin, bez rozprzestrzeniania. <text:s/></text:p>
      <text:p text:style-name="P1">- Implementacja Człowieka poruszanego za pomocą strzałek na klawiaturze .</text:p>
      <text:p text:style-name="P1">- Rozmnażanie się zwierząt i rozprzestrzenianie się roślin.</text:p>
      <text:p text:style-name="P1">- Implementacja specjalnej umiejętności Człowieka.</text:p>
      <text:p text:style-name="P1">- Implementacja możliwości zapisania do pliku i wczytania z pliku stanu wirtualnego świata. </text:p>
      <text:p text:style-name="P1">Wygląd mojego interfejsu wygląda następująco:</text:p>
      <text:p text:style-name="P1"><draw:frame draw:style-name="fr1" draw:name="grafika1" text:anchor-type="paragraph" svg:x="0cm" svg:y="0.466cm" svg:width="16.999cm" svg:height="12.086cm" draw:z-index="0"><draw:image xlink:href="Pictures/200000070000566800003D709993A173.svm" xlink:type="simple" xlink:show="embed" xlink:actuate="onLoad"/></draw:frame>Tu są wyjaśnienia znaków, które będą się pojawiać na polu informacyjnym:</text:p>
      <text:p text:style-name="P1">W – Wilk</text:p>
      <text:p text:style-name="P1">L – Lis</text:p>
      <text:p text:style-name="P1">A – Antylopa</text:p>
      <text:p text:style-name="P1">Z – Żółw</text:p>
      <text:p text:style-name="P1">C – Człowiek</text:p>
      <text:p text:style-name="P1">O – Owca</text:p>
      <text:p text:style-name="P1">&amp; - Barszcz Sosnowskiego</text:p>
      <text:p text:style-name="P1">* - Wilcze Jagody</text:p>
      <text:p text:style-name="P1">- - Mlecz</text:p>
      <text:p text:style-name="P1">. - Trawa</text:p>
      <text:p text:style-name="P1">, - Guarana</text:p>
      <text:p text:style-name="P1">S – CyberOwca</text:p>
      <text:p text:style-name="P1"/>
      <text:p text:style-name="P1"/>
      <text:p text:style-name="P1"/>
      <text:p text:style-name="P1"/>
      <text:p text:style-name="P1"><draw:frame draw:style-name="fr2" draw:name="grafika2" text:anchor-type="paragraph" svg:width="16.999cm" svg:height="10.627cm" draw:z-index="1"><draw:image xlink:href="Pictures/2000000700006C6A00003ACBAAFAF8D2.svm" xlink:type="simple" xlink:show="embed" xlink:actuate="onLoad"/></draw:frame><text:soft-page-break/>Na powyzszym obrazku są zestawione dwie sytuacje po jednej turze. Jak widzimy kazdy Organizm</text:p>
      <text:p text:style-name="P1">normalnie się porusza. Wilk zjada Owce, która na niego weszła, CyberOwca idzie do swojego Barszczu a Lis jak chcial wejść na Żółwia to on odbił jego atak, lecz w swojej turze niestety Żółw wszedł na Lisa ginąc.</text:p>
      <text:p text:style-name="P1"><draw:frame draw:style-name="fr3" draw:name="grafika3" text:anchor-type="paragraph" svg:width="16.999cm" svg:height="12.171cm" draw:z-index="2"><draw:image xlink:href="Pictures/200000070000521C00003ACB83C3A45F.svm" xlink:type="simple" xlink:show="embed" xlink:actuate="onLoad"/></draw:frame>W zdjęciu powyżej widać normalne rozprzestrzenianie się roślin. Również widać ze CyberOwca</text:p>
      <text:p text:style-name="P1"><text:soft-page-break/>dąży do swojego Barszczu cały czas zawzięcie.</text:p>
      <text:p text:style-name="P1"><draw:frame draw:style-name="fr3" draw:name="grafika4" text:anchor-type="paragraph" svg:width="16.999cm" svg:height="9.028cm" draw:z-index="3"><draw:image xlink:href="Pictures/2000000700006E1200003A76538A4A9B.svm" xlink:type="simple" xlink:show="embed" xlink:actuate="onLoad"/></draw:frame>Tutaj widać że Barszcz zabija Antylope ponieważ weszła na pole obok(ten po prawej obrazek obrazuje niestety ale dwie tury po starcie lecz dwa sie zauważyć jak szła Antylopa po polu informacyjnym).</text:p>
      <text:p text:style-name="P1"><draw:frame draw:style-name="fr2" draw:name="grafika5" text:anchor-type="paragraph" svg:width="16.999cm" svg:height="9.403cm" draw:z-index="4"><draw:image xlink:href="Pictures/2000000700005A0F00003ACBD3599D61.svm" xlink:type="simple" xlink:show="embed" xlink:actuate="onLoad"/></draw:frame>Działanie Wilczych Jagód na CyberOwcy.</text:p>
      <text:p text:style-name="P1"/>
      <text:p text:style-name="P1"><draw:frame draw:style-name="fr4" draw:name="grafika6" text:anchor-type="paragraph" svg:width="16.999cm" svg:height="9.724cm" draw:z-index="5"><draw:image xlink:href="Pictures/200000070000667600003AA026CA2D3C.svm" xlink:type="simple" xlink:show="embed" xlink:actuate="onLoad"/></draw:frame><text:soft-page-break/>Zjedzenie Guaranny daje dodatkową siłe.</text:p>
      <text:p text:style-name="P1"/>
      <text:p text:style-name="P1"/>
      <text:p text:style-name="P1"><draw:frame draw:style-name="fr4" draw:name="grafika7" text:anchor-type="paragraph" svg:width="16.999cm" svg:height="9.633cm" draw:z-index="6"><draw:image xlink:href="Pictures/200000070000612C00003BF34F7CB290.svm" xlink:type="simple" xlink:show="embed" xlink:actuate="onLoad"/></draw:frame>W tym przypadku Antylopa wchodzi na druga gdzie udaje im się rozmnożyć, rodząc dziecko między nimi. Później druga Antylopa próbuje wejść na tą która wchodziła na nią lecz dziecko jest juz urodzone w tym miejscu, przez co nie może się nowe urodzić. Następnie dziecko skacze na pole</text:p>
      <text:p text:style-name="P1">wyżej nad jedym z rodziców.</text:p>
      <text:p text:style-name="P1"/>
      <text:p text:style-name="P1"><draw:frame draw:style-name="fr4" draw:name="grafika8" text:anchor-type="paragraph" svg:width="16.999cm" svg:height="10.278cm" draw:z-index="7"><draw:image xlink:href="Pictures/200000070000618000003AF55DCB66E0.svm" xlink:type="simple" xlink:show="embed" xlink:actuate="onLoad"/></draw:frame><text:soft-page-break/>Żółwie też sie rozmnożyły jak poprzednio Antylopy.</text:p>
      <text:p text:style-name="P1"><draw:frame draw:style-name="fr2" draw:name="grafika9" text:anchor-type="paragraph" svg:width="16.999cm" svg:height="10.324cm" draw:z-index="8"><draw:image xlink:href="Pictures/200000070000615600003B1FA461A8C5.svm" xlink:type="simple" xlink:show="embed" xlink:actuate="onLoad"/></draw:frame>Niestety ale jeden nowo narodzony Żółw próbuję sie rozmnożyć ze starszym, lecz przez to ze jest za młody nie udaje mu się.</text:p>
      <text:p text:style-name="P1"><draw:frame draw:style-name="fr4" draw:name="grafika10" text:anchor-type="paragraph" svg:width="16.999cm" svg:height="12.176cm" draw:z-index="9"><draw:image xlink:href="Pictures/20000007000052C500003B4AF04EA129.svm" xlink:type="simple" xlink:show="embed" xlink:actuate="onLoad"/></draw:frame><text:soft-page-break/>W ten sposób po kilkunastu turach miejsce to stało się inwazją Żółwi. Każdy Lis sprytny przetrwał, nie wchodząc na pole gdzie przeciwnik jest silnijeszy.</text:p>
      <text:p text:style-name="P1"/>
      <text:p text:style-name="P1"><draw:frame draw:style-name="fr4" draw:name="grafika11" text:anchor-type="paragraph" svg:width="16.999cm" svg:height="12.213cm" draw:z-index="10"><draw:image xlink:href="Pictures/200000070000524600003B1F1BE69D87.svm" xlink:type="simple" xlink:show="embed" xlink:actuate="onLoad"/></draw:frame><text:soft-page-break/></text:p>
      <text:p text:style-name="P1">Człowiek porusza się za pomocą strzałek. Jak nie kilknie żadnej to zostaje w miejscu. Przy pomocy nacisku klawiszu 'A' aktywuje się super moc. Gdy kliknie się w ten przysicik przy aktywnej mocy lub przy cooldwonie , program wypisze ze moc juz jest aktywa lub trwa cooldown.</text:p>
      <text:p text:style-name="P1"/>
      <text:p text:style-name="P1"><draw:frame draw:style-name="fr4" draw:name="grafika12" text:anchor-type="paragraph" svg:width="16.999cm" svg:height="18.337cm" draw:z-index="11"><draw:image xlink:href="Pictures/2000000700005A8E000074818C0D1F88.svm" xlink:type="simple" xlink:show="embed" xlink:actuate="onLoad"/></draw:frame><text:soft-page-break/></text:p>
      <text:p text:style-name="P1">W tym przypadku jest rozpatrzona Tarcza Alzura. Jak Cyber woca próbuje wejść na aktywowaną tarcze, najpierw kilkukrotnie zostaje odrzucona na górne pole, a końcowo w obrazku 3 Człowiek przezuca ją na dolne pol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grafika13" text:anchor-type="paragraph" svg:x="0.078cm" svg:y="0.019cm" svg:width="9.53cm" svg:height="22.37cm" draw:z-index="12"><draw:image xlink:href="Pictures/20000007000055E900000C0236CA5FF8.svm" xlink:type="simple" xlink:show="embed" xlink:actuate="onLoad"/></draw:frame><text:soft-page-break/>Tutaj przedstawiony jest sytem wczytywania świata.</text:p>
      <text:p text:style-name="P1"/>
      <text:p text:style-name="P1"/>
      <text:p text:style-name="P1"><draw:frame draw:style-name="fr4" draw:name="grafika14" text:anchor-type="paragraph" svg:width="16.999cm" svg:height="7.489cm" draw:z-index="13"><draw:image xlink:href="Pictures/200000070000537200003D4683B85D2B.svm" xlink:type="simple" xlink:show="embed" xlink:actuate="onLoad"/></draw:frame><text:soft-page-break/>Tutaj Antylopa ucieka przed Żółwiem na pole po praw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0M18S</meta:editing-duration>
    <meta:editing-cycles>4</meta:editing-cycles>
    <meta:generator>OpenOffice/4.1.2$Win32 OpenOffice.org_project/412m3$Build-9782</meta:generator>
    <dc:date>2020-06-10T12:46:36.74</dc:date>
    <dc:creator>Kuba Nowak</dc:creator>
    <meta:document-statistic meta:table-count="0" meta:image-count="14" meta:object-count="0" meta:page-count="10" meta:paragraph-count="39" meta:word-count="440" meta:character-count="2771"/>
    <meta:user-defined meta:name="Info 1"/>
    <meta:user-defined meta:name="Info 2"/>
    <meta:user-defined meta:name="Info 3"/>
    <meta:user-defined meta:name="Info 4"/>
  </office:meta>
</office:document-meta>
</file>